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a64f" officeooo:paragraph-rsid="0016a64f"/>
    </style:style>
    <style:style style:name="P2" style:family="paragraph" style:parent-style-name="Standard" style:list-style-name="L1">
      <style:text-properties officeooo:rsid="0016a64f" officeooo:paragraph-rsid="0016a64f"/>
    </style:style>
    <style:style style:name="P3" style:family="paragraph" style:parent-style-name="Standard" style:list-style-name="L3">
      <style:text-properties officeooo:rsid="0016a64f" officeooo:paragraph-rsid="0016a64f"/>
    </style:style>
    <style:style style:name="P4" style:family="paragraph" style:parent-style-name="Standard" style:list-style-name="L1">
      <style:paragraph-properties fo:margin-left="2.501cm" fo:margin-right="0cm" fo:text-indent="-0.635cm" style:auto-text-indent="false"/>
      <style:text-properties officeooo:paragraph-rsid="0016a64f"/>
    </style:style>
    <style:style style:name="P5" style:family="paragraph" style:parent-style-name="Standard" style:list-style-name="L1">
      <style:paragraph-properties fo:margin-left="2.501cm" fo:margin-right="0cm" fo:text-indent="-0.635cm" style:auto-text-indent="false"/>
      <style:text-properties officeooo:rsid="0016a64f" officeooo:paragraph-rsid="0016a64f"/>
    </style:style>
    <style:style style:name="T1" style:family="text">
      <style:text-properties officeooo:rsid="0016a6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ego de Rol 1º DAM</text:p>
      <text:p text:style-name="P1"/>
      <text:p text:style-name="P1">Personajes:</text:p>
      <text:list xml:id="list3566707797209909391" text:style-name="L1">
        <text:list-item>
          <text:p text:style-name="P2">Básico</text:p>
        </text:list-item>
        <text:list-item>
          <text:p text:style-name="P5">Nombre usuario</text:p>
        </text:list-item>
        <text:list-item>
          <text:p text:style-name="P5">Clase</text:p>
        </text:list-item>
        <text:list-item>
          <text:p text:style-name="P4"><text:span text:style-name="T1">100 VIT</text:span></text:p>
        </text:list-item>
        <text:list-item>
          <text:p text:style-name="P5">100 Fuerza</text:p>
        </text:list-item>
        <text:list-item>
          <text:p text:style-name="P5">100 Agilidad</text:p>
          <text:p text:style-name="P2"/>
        </text:list-item>
        <text:list-item>
          <text:p text:style-name="P2">Guerrero:</text:p>
        </text:list-item>
      </text:list>
      <text:p text:style-name="P1"><text:s text:c="2"/><text:tab/>+20 Fuerza</text:p>
      <text:p text:style-name="P1"><text:tab/>+20 VIT</text:p>
      <text:p text:style-name="P1"><text:tab/>-30 Agilidad</text:p>
      <text:p text:style-name="P1"/>
      <text:list xml:id="list1073796996321597293" text:style-name="L3">
        <text:list-item>
          <text:p text:style-name="P3">Mago</text:p>
          <text:p text:style-name="P3">+30 Fuerza</text:p>
          <text:p text:style-name="P3">-20 VIT</text:p>
          <text:p text:style-name="P3">0 Agilidad</text:p>
        </text:list-item>
        <text:list-item>
          <text:p text:style-name="P3">Arquero</text:p>
          <text:p text:style-name="P3">-30 Fuerza</text:p>
          <text:p text:style-name="P3">-10 VIT</text:p>
          <text:p text:style-name="P3">+25 Agilidad</text:p>
        </text:list-item>
        <text:list-item>
          <text:p text:style-name="P3">Pícaro</text:p>
          <text:p text:style-name="P3">+10 Fuerza</text:p>
          <text:p text:style-name="P3">0 VIT</text:p>
          <text:p text:style-name="P3">+40 Agilidad</text:p>
        </text:list-item>
      </text:list>
      <text:p text:style-name="P1"/>
      <text:p text:style-name="P1">Sistema de juego:</text:p>
      <text:p text:style-name="P1"/>
      <text:p text:style-name="P1"><text:tab/>- Fase 1 y 2:</text:p>
      <text:p text:style-name="P1">1º Tirada de dado para atacar</text:p>
      <text:p text:style-name="P1">2º Recibe o no el ataque</text:p>
      <text:p text:style-name="P1">3ºTirada de dado para atacar</text:p>
      <text:p text:style-name="P1">4º Recibe o no el ataqu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7T12:36:48.175000000</meta:creation-date>
    <dc:date>2013-11-27T12:51:45.961000000</dc:date>
    <meta:editing-duration>P0D</meta:editing-duration>
    <meta:editing-cycles>1</meta:editing-cycles>
    <meta:document-statistic meta:table-count="0" meta:image-count="0" meta:object-count="0" meta:page-count="1" meta:paragraph-count="31" meta:word-count="95" meta:character-count="383" meta:non-whitespace-character-count="332"/>
    <meta:generator>LibreOffice/4.1.1.2$Windows_x86 LibreOffice_project/7e4286b58adc75a14f6d83f53a03b6c11fa2903</meta:generator>
  </office:meta>
</office:document-meta>
</file>